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af68" officeooo:paragraph-rsid="0015af68"/>
    </style:style>
    <style:style style:name="P2" style:family="paragraph" style:parent-style-name="Standard">
      <style:text-properties officeooo:rsid="001677fa" officeooo:paragraph-rsid="001677fa"/>
    </style:style>
    <style:style style:name="P3" style:family="paragraph" style:parent-style-name="Standard">
      <style:text-properties officeooo:rsid="00168e07" officeooo:paragraph-rsid="00168e07"/>
    </style:style>
    <style:style style:name="P4" style:family="paragraph" style:parent-style-name="Standard">
      <style:text-properties officeooo:rsid="00173e61" officeooo:paragraph-rsid="00173e61"/>
    </style:style>
    <style:style style:name="T1" style:family="text">
      <style:text-properties officeooo:rsid="00168e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t 7 Assignment</text:p>
      <text:p text:style-name="P1"/>
      <text:p text:style-name="P1">First of all we need to create the users for the company.</text:p>
      <text:p text:style-name="P1">We create user for the administrator of the sales department, following the intruccions.</text:p>
      <text:p text:style-name="P1"/>
      <text:p text:style-name="P1"/>
      <text:p text:style-name="P1">After this we create 3 users.</text:p>
      <text:p text:style-name="P1"/>
      <text:p text:style-name="P1">To create the users and the groups, we need to follow the next steps : Computer Management – Local Users and Groups.</text:p>
      <text:p text:style-name="P1">Here we can create users and groups.</text:p>
      <text:p text:style-name="P1">For the users, we need to identify the <text:s/>user with their name and my “personal code” = LMP.</text:p>
      <text:p text:style-name="P1">For the description, we can descrive the work of the user. </text:p>
      <text:p text:style-name="P1"/>
      <text:p text:style-name="P1"/>
      <text:p text:style-name="P1"/>
      <text:p text:style-name="P1"/>
      <text:p text:style-name="P2">The next 3 users cant change the password:</text:p>
      <text:p text:style-name="P2"/>
      <text:p text:style-name="P2"/>
      <text:p text:style-name="P2"/>
      <text:p text:style-name="P2">For the last user(Tori Williamson) will have disabled the account and cant change the password.</text:p>
      <text:p text:style-name="P2"/>
      <text:p text:style-name="P2"/>
      <text:p text:style-name="P2"/>
      <text:p text:style-name="P2">For create the <text:span text:style-name="T1">Groups that we need , click on Groups at the left, and right click on it, and go to New Group.</text:span></text:p>
      <text:p text:style-name="P3">We will create Sales Department and Training Department</text:p>
      <text:p text:style-name="P4">We need to add the correspondent users for every group, we click on Add, and write the user nam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5T17:42:17.033000000</meta:creation-date>
    <dc:date>2021-04-15T20:11:09.816000000</dc:date>
    <meta:editing-duration>PT28M11S</meta:editing-duration>
    <meta:editing-cycles>1</meta:editing-cycles>
    <meta:document-statistic meta:table-count="0" meta:image-count="0" meta:object-count="0" meta:page-count="1" meta:paragraph-count="13" meta:word-count="165" meta:character-count="889" meta:non-whitespace-character-count="734"/>
    <meta:generator>LibreOffice/7.1.2.2$Windows_X86_64 LibreOffice_project/8a45595d069ef5570103caea1b71cc9d82b2aae4</meta:generator>
  </office:meta>
</office:document-meta>
</file>